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Primary Loads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A)</text:p>
          </table:table-cell>
          <table:table-cell table:style-name="ce3" office:value-type="string" calcext:value-type="string">
            <text:p>Rotors</text:p>
          </table:table-cell>
          <table:table-cell table:style-name="Default" office:value-type="string" calcext:value-type="string">
            <text:p>At each rotor mount the loads are simplified to consist of: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1)</text:p>
          </table:table-cell>
          <table:table-cell table:style-name="ce1" office:value-type="string" calcext:value-type="string">
            <text:p><text:s/>A load in the vertical (z) axis with a magnitude equal to ¼ of the max thrust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Max Thrust</text:p>
          </table:table-cell>
          <table:table-cell table:style-name="ce5" office:value-type="float" office:value="255" calcext:value-type="float">
            <text:p>255</text:p>
          </table:table-cell>
          <table:table-cell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rust Per Rotor</text:p>
          </table:table-cell>
          <table:table-cell table:formula="of:=[.D6]/4" office:value-type="float" office:value="63.75" calcext:value-type="float">
            <text:p>63.7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rection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.0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2)</text:p>
          </table:table-cell>
          <table:table-cell table:style-name="ce1" office:value-type="string" calcext:value-type="string">
            <text:p><text:s/>A load in the x-y plane, pointed towards the engine with a magnitude determined by: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)</text:p>
          </table:table-cell>
          <table:table-cell table:style-name="ce1" office:value-type="string" calcext:value-type="string">
            <text:p>differential tension due to the torque on the rotor pulley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Total Power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Hp</text:p>
          </table:table-cell>
          <table:table-cell table:style-name="ce11" table:formula="of:=[.E14]*0.7457" office:value-type="float" office:value="22.371" calcext:value-type="float">
            <text:p>22.37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Power per Rotor</text:p>
          </table:table-cell>
          <table:table-cell table:style-name="ce5" table:formula="of:=[.E14]/4" office:value-type="float" office:value="7.5" calcext:value-type="float">
            <text:p>7.5</text:p>
          </table:table-cell>
          <table:table-cell office:value-type="string" calcext:value-type="string">
            <text:p>Hp</text:p>
          </table:table-cell>
          <table:table-cell table:style-name="ce11" table:formula="of:=[.E15]*0.7457" office:value-type="float" office:value="5.59275" calcext:value-type="float">
            <text:p>5.59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Differential Force</text:p>
          </table:table-cell>
          <table:table-cell table:style-name="ce10" table:formula="of:=[.G16]*0.224809" office:value-type="float" office:value="29.7647116" calcext:value-type="float">
            <text:p>29.76</text:p>
          </table:table-cell>
          <table:table-cell office:value-type="string" calcext:value-type="string">
            <text:p>lbf</text:p>
          </table:table-cell>
          <table:table-cell table:style-name="ce5" office:value-type="float" office:value="132.4" calcext:value-type="float">
            <text:p>132.4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9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)</text:p>
          </table:table-cell>
          <table:table-cell table:style-name="ce1" office:value-type="string" calcext:value-type="string">
            <text:p>The tension force applied to the belt doubl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Max Belt Tension</text:p>
          </table:table-cell>
          <table:table-cell office:value-type="float" office:value="16.04" calcext:value-type="float">
            <text:p>16.04</text:p>
          </table:table-cell>
          <table:table-cell office:value-type="string" calcext:value-type="string">
            <text:p>lb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Total Force due to Tension</text:p>
          </table:table-cell>
          <table:table-cell table:formula="of:=[.E19]*2" office:value-type="float" office:value="32.08" calcext:value-type="float">
            <text:p>32.08</text:p>
          </table:table-cell>
          <table:table-cell office:value-type="string" calcext:value-type="string">
            <text:p>lbf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-Y Plane Forces</text:p>
          </table:table-cell>
          <table:table-cell table:style-name="ce7" table:formula="of:=[.E16]+[.E20]" office:value-type="float" office:value="61.8447116" calcext:value-type="float">
            <text:p>61.84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/>
          <table:table-cell table:style-name="ce5" office:value-type="string" calcext:value-type="string">
            <text:p>dx</text:p>
          </table:table-cell>
          <table:table-cell table:style-name="ce5" office:value-type="string" calcext:value-type="string">
            <text:p>dy</text:p>
          </table:table-cell>
          <table:table-cell table:style-name="ce5" office:value-type="string" calcext:value-type="string">
            <text:p>dz</text:p>
          </table:table-cell>
          <table:table-cell table:style-name="ce5" office:value-type="string" calcext:value-type="string">
            <text:p>m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 1</text:p>
          </table:table-cell>
          <table:table-cell table:style-name="ce8" table:formula="of:=[.H24]/[.$K24]*[.$D$22]" office:value-type="float" office:value="49.1649206152112" calcext:value-type="float">
            <text:p>49.165</text:p>
          </table:table-cell>
          <table:table-cell table:style-name="ce8" table:formula="of:=[.I24]/[.$K24]*[.$D$22]" office:value-type="float" office:value="37.5177149329108" calcext:value-type="float">
            <text:p>37.518</text:p>
          </table:table-cell>
          <table:table-cell table:style-name="ce8" table:formula="of:=[.J24]/[.$K24]*[.$D$22]" office:value-type="float" office:value="0" calcext:value-type="float">
            <text:p>0.000</text:p>
          </table:table-cell>
          <table:table-cell/>
          <table:table-cell table:style-name="ce12" table:formula="of:=2.625-(-31.938)" office:value-type="float" office:value="34.563" calcext:value-type="float">
            <text:p>34.563</text:p>
          </table:table-cell>
          <table:table-cell table:style-name="ce12" table:formula="of:=0-(-26.375)" office:value-type="float" office:value="26.375" calcext:value-type="float">
            <text:p>26.375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table:formula="of:=SQRT([.H24]^2+[.I24]^2+[.J24]^2)" office:value-type="float" office:value="43.4769087447578" calcext:value-type="float">
            <text:p>43.4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 2</text:p>
          </table:table-cell>
          <table:table-cell table:style-name="ce8" table:formula="of:=[.H25]/[.$K25]*[.$D$22]" office:value-type="float" office:value="-45.9740367999274" calcext:value-type="float">
            <text:p>-45.974</text:p>
          </table:table-cell>
          <table:table-cell table:style-name="ce8" table:formula="of:=[.I25]/[.$K25]*[.$D$22]" office:value-type="float" office:value="41.36612494791" calcext:value-type="float">
            <text:p>41.366</text:p>
          </table:table-cell>
          <table:table-cell table:style-name="ce8" table:formula="of:=[.J25]/[.$K25]*[.$D$22]" office:value-type="float" office:value="0" calcext:value-type="float">
            <text:p>0.000</text:p>
          </table:table-cell>
          <table:table-cell/>
          <table:table-cell table:style-name="ce12" table:formula="of:=2.625-(31.938)" office:value-type="float" office:value="-29.313" calcext:value-type="float">
            <text:p>-29.313</text:p>
          </table:table-cell>
          <table:table-cell table:style-name="ce12" table:formula="of:=0-(-26.375)" office:value-type="float" office:value="26.375" calcext:value-type="float">
            <text:p>26.375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table:formula="of:=SQRT([.H25]^2+[.I25]^2+[.J25]^2)" office:value-type="float" office:value="39.4321264199637" calcext:value-type="float">
            <text:p>39.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 3</text:p>
          </table:table-cell>
          <table:table-cell table:style-name="ce8" table:formula="of:=[.H26]/[.$K26]*[.$D$22]" office:value-type="float" office:value="-45.9740367999274" calcext:value-type="float">
            <text:p>-45.974</text:p>
          </table:table-cell>
          <table:table-cell table:style-name="ce8" table:formula="of:=[.I26]/[.$K26]*[.$D$22]" office:value-type="float" office:value="-41.36612494791" calcext:value-type="float">
            <text:p>-41.366</text:p>
          </table:table-cell>
          <table:table-cell table:style-name="ce8" table:formula="of:=[.J26]/[.$K26]*[.$D$22]" office:value-type="float" office:value="0" calcext:value-type="float">
            <text:p>0.000</text:p>
          </table:table-cell>
          <table:table-cell/>
          <table:table-cell table:style-name="ce12" table:formula="of:=2.625-(31.938)" office:value-type="float" office:value="-29.313" calcext:value-type="float">
            <text:p>-29.313</text:p>
          </table:table-cell>
          <table:table-cell table:style-name="ce12" table:formula="of:=0-(26.375)" office:value-type="float" office:value="-26.375" calcext:value-type="float">
            <text:p>-26.375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table:formula="of:=SQRT([.H26]^2+[.I26]^2+[.J26]^2)" office:value-type="float" office:value="39.4321264199637" calcext:value-type="float">
            <text:p>39.4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ion 4</text:p>
          </table:table-cell>
          <table:table-cell table:style-name="ce8" table:formula="of:=[.H27]/[.$K27]*[.$D$22]" office:value-type="float" office:value="49.1649206152112" calcext:value-type="float">
            <text:p>49.165</text:p>
          </table:table-cell>
          <table:table-cell table:style-name="ce8" table:formula="of:=[.I27]/[.$K27]*[.$D$22]" office:value-type="float" office:value="-37.5177149329108" calcext:value-type="float">
            <text:p>-37.518</text:p>
          </table:table-cell>
          <table:table-cell table:style-name="ce8" table:formula="of:=[.J27]/[.$K27]*[.$D$22]" office:value-type="float" office:value="0" calcext:value-type="float">
            <text:p>0.000</text:p>
          </table:table-cell>
          <table:table-cell/>
          <table:table-cell table:style-name="ce12" table:formula="of:=2.625-(-31.938)" office:value-type="float" office:value="34.563" calcext:value-type="float">
            <text:p>34.563</text:p>
          </table:table-cell>
          <table:table-cell table:style-name="ce12" table:formula="of:=0-(26.375)" office:value-type="float" office:value="-26.375" calcext:value-type="float">
            <text:p>-26.375</text:p>
          </table:table-cell>
          <table:table-cell table:style-name="ce12" office:value-type="float" office:value="0" calcext:value-type="float">
            <text:p>0.000</text:p>
          </table:table-cell>
          <table:table-cell table:style-name="ce13" table:formula="of:=SQRT([.H27]^2+[.I27]^2+[.J27]^2)" office:value-type="float" office:value="43.4769087447578" calcext:value-type="float">
            <text:p>43.477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B)</text:p>
          </table:table-cell>
          <table:table-cell table:style-name="ce3" office:value-type="string" calcext:value-type="string">
            <text:p>Component Weights</text:p>
          </table:table-cell>
          <table:table-cell table:style-name="Default"/>
          <table:table-cell table:style-name="Default" office:value-type="string" calcext:value-type="string">
            <text:p>All component weights are applied in the vertical direction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/>
          <table:table-cell table:style-name="ce3"/>
          <table:table-cell/>
          <table:table-cell table:style-name="ce7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/>
          <table:table-cell office:value-type="string" calcext:value-type="string">
            <text:p>Direction</text:p>
          </table:table-cell>
          <table:table-cell table:number-columns-repeated="2" table:style-name="ce8" office:value-type="float" office:value="0" calcext:value-type="float">
            <text:p>0.000</text:p>
          </table:table-cell>
          <table:table-cell table:style-name="ce8" office:value-type="float" office:value="1" calcext:value-type="float">
            <text:p>1.00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3"/>
          <table:table-cell/>
          <table:table-cell table:style-name="ce8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gine with Pulley</text:p>
          </table:table-cell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ttery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haust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as Tank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or 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or 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or 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or 4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ler 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ler 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ler 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dler 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nsioner 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nsioner 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35:.D48])" office:value-type="float" office:value="162" calcext:value-type="float">
            <text:p>162</text:p>
          </table:table-cell>
          <table:table-cell table:style-name="ce1" office:value-type="string" calcext:value-type="string">
            <text:p>lb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1:51:54.001605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5-02T19:48:31.634000000</meta:creation-date>
    <meta:generator>LibreOffice/4.2.8.2$Linux_X86_64 LibreOffice_project/420m0$Build-2</meta:generator>
    <dc:date>2016-05-07T12:24:51.847007940</dc:date>
    <meta:editing-duration>PT1H3M57S</meta:editing-duration>
    <meta:editing-cycles>16</meta:editing-cycles>
    <meta:document-statistic meta:table-count="1" meta:cell-count="143" meta:object-count="0"/>
  </office:meta>
</office:document-meta>
</file>